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ParticleImpl.isType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ticleImpl.setDefaultValue( XmlValueRef default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articleImpl.setTransitionRules( QNameSet start , boolean isSkipp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articleImpl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is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i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TransitionNotes( QNameSet excludeNext , boolean isDeterminist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articleImpl.getIn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WildcardProcess( int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Partic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Default( String deftext , boolean isFixed , XmlObject pars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ParticleImpl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ticleImpl.canStartWithElement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Nillable( boolean ni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isSingle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ticleImpl.setWildcardSet( QNam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isDeterminis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MaxOccurs( BigInteger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NameAndTypeRef( QName formname ,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mu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isSkipp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Defaul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UserData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ticleImpl.countOfParticle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In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Wildcar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DefaultValu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maParticleImpl.getWildcard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ParticleChil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ParticleChildren( SchemaParticle [ ]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isNi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Particle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ParticleImpl.setParticleType( int p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acceptedStar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hasTransitionN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resolveTypeRef( SchemaType . Ref type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ParticleImpl.pegBigInteger( BigInteger b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Particl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setMinOccurs( BigInteger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hasTransition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articleImpl.getExcludeNex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